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Jdi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beta</text:p>
          </table:table-cell>
        </table:table-row>
        <table:table-row table:style-name="ro1">
          <table:table-cell office:value-type="string" calcext:value-type="string">
            <text:p>7.0613</text:p>
          </table:table-cell>
          <table:table-cell office:value-type="string" calcext:value-type="string">
            <text:p>85.6496</text:p>
          </table:table-cell>
          <table:table-cell office:value-type="string" calcext:value-type="string">
            <text:p>11.2917</text:p>
          </table:table-cell>
          <table:table-cell office:value-type="string" calcext:value-type="string">
            <text:p>58.8168</text:p>
          </table:table-cell>
          <table:table-cell office:value-type="string" calcext:value-type="string">
            <text:p>29.4846</text:p>
          </table:table-cell>
          <table:table-cell office:value-type="string" calcext:value-type="string">
            <text:p>0.42652</text:p>
          </table:table-cell>
        </table:table-row>
        <table:table-row table:style-name="ro1">
          <table:table-cell office:value-type="string" calcext:value-type="string">
            <text:p>7.5506</text:p>
          </table:table-cell>
          <table:table-cell office:value-type="string" calcext:value-type="string">
            <text:p>75.7283</text:p>
          </table:table-cell>
          <table:table-cell office:value-type="string" calcext:value-type="string">
            <text:p>11.1552</text:p>
          </table:table-cell>
          <table:table-cell office:value-type="string" calcext:value-type="string">
            <text:p>76.5222</text:p>
          </table:table-cell>
          <table:table-cell office:value-type="string" calcext:value-type="string">
            <text:p>25.5479</text:p>
          </table:table-cell>
          <table:table-cell office:value-type="string" calcext:value-type="string">
            <text:p>0.47543</text:p>
          </table:table-cell>
        </table:table-row>
        <table:table-row table:style-name="ro1">
          <table:table-cell office:value-type="string" calcext:value-type="string">
            <text:p>8.1825</text:p>
          </table:table-cell>
          <table:table-cell office:value-type="string" calcext:value-type="string">
            <text:p>74.0436</text:p>
          </table:table-cell>
          <table:table-cell office:value-type="string" calcext:value-type="string">
            <text:p>10.7663</text:p>
          </table:table-cell>
          <table:table-cell office:value-type="string" calcext:value-type="string">
            <text:p>82.9611</text:p>
          </table:table-cell>
          <table:table-cell office:value-type="string" calcext:value-type="string">
            <text:p>26.0157</text:p>
          </table:table-cell>
          <table:table-cell office:value-type="string" calcext:value-type="string">
            <text:p>0.54576</text:p>
          </table:table-cell>
        </table:table-row>
        <table:table-row table:style-name="ro1">
          <table:table-cell office:value-type="string" calcext:value-type="string">
            <text:p>8.8602</text:p>
          </table:table-cell>
          <table:table-cell office:value-type="string" calcext:value-type="string">
            <text:p>72.7971</text:p>
          </table:table-cell>
          <table:table-cell office:value-type="string" calcext:value-type="string">
            <text:p>10.3919</text:p>
          </table:table-cell>
          <table:table-cell office:value-type="string" calcext:value-type="string">
            <text:p>89.8245</text:p>
          </table:table-cell>
          <table:table-cell office:value-type="string" calcext:value-type="string">
            <text:p>26.324</text:p>
          </table:table-cell>
          <table:table-cell office:value-type="string" calcext:value-type="string">
            <text:p>0.60754</text:p>
          </table:table-cell>
        </table:table-row>
        <table:table-row table:style-name="ro1">
          <table:table-cell office:value-type="string" calcext:value-type="string">
            <text:p>9.277</text:p>
          </table:table-cell>
          <table:table-cell office:value-type="string" calcext:value-type="string">
            <text:p>72.2495</text:p>
          </table:table-cell>
          <table:table-cell office:value-type="string" calcext:value-type="string">
            <text:p>10.1864</text:p>
          </table:table-cell>
          <table:table-cell office:value-type="string" calcext:value-type="string">
            <text:p>93.4577</text:p>
          </table:table-cell>
          <table:table-cell office:value-type="string" calcext:value-type="string">
            <text:p>26.447</text:p>
          </table:table-cell>
          <table:table-cell office:value-type="string" calcext:value-type="string">
            <text:p>0.637</text:p>
          </table:table-cell>
        </table:table-row>
        <table:table-row table:style-name="ro1">
          <table:table-cell office:value-type="string" calcext:value-type="string">
            <text:p>10.205</text:p>
          </table:table-cell>
          <table:table-cell office:value-type="string" calcext:value-type="string">
            <text:p>71.4595</text:p>
          </table:table-cell>
          <table:table-cell office:value-type="string" calcext:value-type="string">
            <text:p>9.8893</text:p>
          </table:table-cell>
          <table:table-cell office:value-type="string" calcext:value-type="string">
            <text:p>100.7</text:p>
          </table:table-cell>
          <table:table-cell office:value-type="string" calcext:value-type="string">
            <text:p>26.4958</text:p>
          </table:table-cell>
          <table:table-cell office:value-type="string" calcext:value-type="string">
            <text:p>0.68574</text:p>
          </table:table-cell>
        </table:table-row>
        <table:table-row table:style-name="ro1">
          <table:table-cell office:value-type="string" calcext:value-type="string">
            <text:p>10.5014</text:p>
          </table:table-cell>
          <table:table-cell office:value-type="string" calcext:value-type="string">
            <text:p>71.2575</text:p>
          </table:table-cell>
          <table:table-cell office:value-type="string" calcext:value-type="string">
            <text:p>9.8075</text:p>
          </table:table-cell>
          <table:table-cell office:value-type="string" calcext:value-type="string">
            <text:p>102.90</text:p>
          </table:table-cell>
          <table:table-cell office:value-type="string" calcext:value-type="string">
            <text:p>26.5388</text:p>
          </table:table-cell>
          <table:table-cell office:value-type="string" calcext:value-type="string">
            <text:p>0.69958</text:p>
          </table:table-cell>
        </table:table-row>
        <table:table-row table:style-name="ro1">
          <table:table-cell office:value-type="string" calcext:value-type="string">
            <text:p>11.1799</text:p>
          </table:table-cell>
          <table:table-cell office:value-type="string" calcext:value-type="string">
            <text:p>70.8666</text:p>
          </table:table-cell>
          <table:table-cell office:value-type="string" calcext:value-type="string">
            <text:p>9.6473</text:p>
          </table:table-cell>
          <table:table-cell office:value-type="string" calcext:value-type="string">
            <text:p>107.85</text:p>
          </table:table-cell>
          <table:table-cell office:value-type="string" calcext:value-type="string">
            <text:p>26.5711</text:p>
          </table:table-cell>
          <table:table-cell office:value-type="string" calcext:value-type="string">
            <text:p>0.72785</text:p>
          </table:table-cell>
        </table:table-row>
        <table:table-row table:style-name="ro1">
          <table:table-cell office:value-type="string" calcext:value-type="string">
            <text:p>11.5016</text:p>
          </table:table-cell>
          <table:table-cell office:value-type="string" calcext:value-type="string">
            <text:p>70.7118</text:p>
          </table:table-cell>
          <table:table-cell office:value-type="string" calcext:value-type="string">
            <text:p>9.5932</text:p>
          </table:table-cell>
          <table:table-cell office:value-type="string" calcext:value-type="string">
            <text:p>110.3368</text:p>
          </table:table-cell>
          <table:table-cell office:value-type="string" calcext:value-type="string">
            <text:p>26.5956</text:p>
          </table:table-cell>
          <table:table-cell office:value-type="string" calcext:value-type="string">
            <text:p>0.74198</text:p>
          </table:table-cell>
        </table:table-row>
        <table:table-row table:style-name="ro1">
          <table:table-cell office:value-type="string" calcext:value-type="string">
            <text:p>12.0675</text:p>
          </table:table-cell>
          <table:table-cell office:value-type="string" calcext:value-type="string">
            <text:p>70.4546</text:p>
          </table:table-cell>
          <table:table-cell office:value-type="string" calcext:value-type="string">
            <text:p>9.4855</text:p>
          </table:table-cell>
          <table:table-cell office:value-type="string" calcext:value-type="string">
            <text:p>114.467</text:p>
          </table:table-cell>
          <table:table-cell office:value-type="string" calcext:value-type="string">
            <text:p>26.6338</text:p>
          </table:table-cell>
          <table:table-cell office:value-type="string" calcext:value-type="string">
            <text:p>0.76153</text:p>
          </table:table-cell>
        </table:table-row>
        <table:table-row table:style-name="ro1">
          <table:table-cell office:value-type="string" calcext:value-type="string">
            <text:p>12.6509</text:p>
          </table:table-cell>
          <table:table-cell office:value-type="string" calcext:value-type="string">
            <text:p>70.2211</text:p>
          </table:table-cell>
          <table:table-cell office:value-type="string" calcext:value-type="string">
            <text:p>9.3776</text:p>
          </table:table-cell>
          <table:table-cell office:value-type="string" calcext:value-type="string">
            <text:p>118.6355</text:p>
          </table:table-cell>
          <table:table-cell office:value-type="string" calcext:value-type="string">
            <text:p>26.6308</text:p>
          </table:table-cell>
          <table:table-cell office:value-type="string" calcext:value-type="string">
            <text:p>0.78036</text:p>
          </table:table-cell>
        </table:table-row>
        <table:table-row table:style-name="ro1">
          <table:table-cell office:value-type="string" calcext:value-type="string">
            <text:p>13.375</text:p>
          </table:table-cell>
          <table:table-cell office:value-type="string" calcext:value-type="string">
            <text:p>69.9623</text:p>
          </table:table-cell>
          <table:table-cell office:value-type="string" calcext:value-type="string">
            <text:p>9.2602</text:p>
          </table:table-cell>
          <table:table-cell office:value-type="string" calcext:value-type="string">
            <text:p>123.85</text:p>
          </table:table-cell>
          <table:table-cell office:value-type="string" calcext:value-type="string">
            <text:p>26.6763</text:p>
          </table:table-cell>
          <table:table-cell office:value-type="string" calcext:value-type="string">
            <text:p>0.80231</text:p>
          </table:table-cell>
        </table:table-row>
        <table:table-row table:style-name="ro1">
          <table:table-cell table:style-name="ce1" office:value-type="string" calcext:value-type="string">
            <text:p>14.0576</text:p>
          </table:table-cell>
          <table:table-cell office:value-type="string" calcext:value-type="string">
            <text:p>69.7346</text:p>
          </table:table-cell>
          <table:table-cell office:value-type="string" calcext:value-type="string">
            <text:p>9.1463</text:p>
          </table:table-cell>
          <table:table-cell office:value-type="string" calcext:value-type="string">
            <text:p>128.57</text:p>
          </table:table-cell>
          <table:table-cell office:value-type="string" calcext:value-type="string">
            <text:p>26.7416</text:p>
          </table:table-cell>
          <table:table-cell office:value-type="string" calcext:value-type="string">
            <text:p>0.82163</text:p>
          </table:table-cell>
        </table:table-row>
        <table:table-row table:style-name="ro1">
          <table:table-cell office:value-type="string" calcext:value-type="string">
            <text:p>14.5409</text:p>
          </table:table-cell>
          <table:table-cell office:value-type="string" calcext:value-type="string">
            <text:p>69.586</text:p>
          </table:table-cell>
          <table:table-cell office:value-type="string" calcext:value-type="string">
            <text:p>9.0729</text:p>
          </table:table-cell>
          <table:table-cell office:value-type="string" calcext:value-type="string">
            <text:p>131.932</text:p>
          </table:table-cell>
          <table:table-cell office:value-type="string" calcext:value-type="string">
            <text:p>26.7801</text:p>
          </table:table-cell>
          <table:table-cell office:value-type="string" calcext:value-type="string">
            <text:p>0.83576</text:p>
          </table:table-cell>
        </table:table-row>
        <table:table-row table:style-name="ro1">
          <table:table-cell office:value-type="string" calcext:value-type="string">
            <text:p>15.4343</text:p>
          </table:table-cell>
          <table:table-cell office:value-type="string" calcext:value-type="string">
            <text:p>69.3318</text:p>
          </table:table-cell>
          <table:table-cell office:value-type="string" calcext:value-type="string">
            <text:p>8.9511</text:p>
          </table:table-cell>
          <table:table-cell office:value-type="string" calcext:value-type="string">
            <text:p>138.16</text:p>
          </table:table-cell>
          <table:table-cell office:value-type="string" calcext:value-type="string">
            <text:p>26.8913</text:p>
          </table:table-cell>
          <table:table-cell office:value-type="string" calcext:value-type="string">
            <text:p>0.85958</text:p>
          </table:table-cell>
        </table:table-row>
        <table:table-row table:style-name="ro1">
          <table:table-cell office:value-type="string" calcext:value-type="string">
            <text:p>16.3683</text:p>
          </table:table-cell>
          <table:table-cell office:value-type="string" calcext:value-type="string">
            <text:p>69.0865</text:p>
          </table:table-cell>
          <table:table-cell office:value-type="string" calcext:value-type="string">
            <text:p>8.8269</text:p>
          </table:table-cell>
          <table:table-cell office:value-type="string" calcext:value-type="string">
            <text:p>144.50</text:p>
          </table:table-cell>
          <table:table-cell office:value-type="string" calcext:value-type="string">
            <text:p>27.0603</text:p>
          </table:table-cell>
          <table:table-cell office:value-type="string" calcext:value-type="string">
            <text:p>0.88185</text:p>
          </table:table-cell>
        </table:table-row>
        <table:table-row table:style-name="ro1">
          <table:table-cell office:value-type="string" calcext:value-type="string">
            <text:p>17.8959</text:p>
          </table:table-cell>
          <table:table-cell office:value-type="string" calcext:value-type="string">
            <text:p>68.7351</text:p>
          </table:table-cell>
          <table:table-cell office:value-type="string" calcext:value-type="string">
            <text:p>8.6408</text:p>
          </table:table-cell>
          <table:table-cell office:value-type="string" calcext:value-type="string">
            <text:p>154.69</text:p>
          </table:table-cell>
          <table:table-cell office:value-type="string" calcext:value-type="string">
            <text:p>27.2403</text:p>
          </table:table-cell>
          <table:table-cell office:value-type="string" calcext:value-type="string">
            <text:p>0.91572</text:p>
          </table:table-cell>
        </table:table-row>
        <table:table-row table:style-name="ro1">
          <table:table-cell office:value-type="string" calcext:value-type="string">
            <text:p>18.6397</text:p>
          </table:table-cell>
          <table:table-cell office:value-type="string" calcext:value-type="string">
            <text:p>68.5816</text:p>
          </table:table-cell>
          <table:table-cell office:value-type="string" calcext:value-type="string">
            <text:p>8.5624</text:p>
          </table:table-cell>
          <table:table-cell office:value-type="string" calcext:value-type="string">
            <text:p>159.69</text:p>
          </table:table-cell>
          <table:table-cell office:value-type="string" calcext:value-type="string">
            <text:p>27.3949</text:p>
          </table:table-cell>
          <table:table-cell office:value-type="string" calcext:value-type="string">
            <text:p>0.93038</text:p>
          </table:table-cell>
        </table:table-row>
        <table:table-row table:style-name="ro1">
          <table:table-cell office:value-type="string" calcext:value-type="string">
            <text:p>19.3279</text:p>
          </table:table-cell>
          <table:table-cell office:value-type="string" calcext:value-type="string">
            <text:p>68.4561</text:p>
          </table:table-cell>
          <table:table-cell office:value-type="string" calcext:value-type="string">
            <text:p>8.5151</text:p>
          </table:table-cell>
          <table:table-cell office:value-type="string" calcext:value-type="string">
            <text:p>164.7</text:p>
          </table:table-cell>
          <table:table-cell office:value-type="string" calcext:value-type="string">
            <text:p>27.4911</text:p>
          </table:table-cell>
          <table:table-cell office:value-type="string" calcext:value-type="string">
            <text:p>0.94443</text:p>
          </table:table-cell>
        </table:table-row>
        <table:table-row table:style-name="ro1">
          <table:table-cell office:value-type="string" calcext:value-type="string">
            <text:p>19.9854</text:p>
          </table:table-cell>
          <table:table-cell office:value-type="string" calcext:value-type="string">
            <text:p>68.3428</text:p>
          </table:table-cell>
          <table:table-cell office:value-type="string" calcext:value-type="string">
            <text:p>8.4686</text:p>
          </table:table-cell>
          <table:table-cell office:value-type="string" calcext:value-type="string">
            <text:p>169.43</text:p>
          </table:table-cell>
          <table:table-cell office:value-type="string" calcext:value-type="string">
            <text:p>27.5751</text:p>
          </table:table-cell>
          <table:table-cell office:value-type="string" calcext:value-type="string">
            <text:p>0.95703</text:p>
          </table:table-cell>
        </table:table-row>
        <table:table-row table:style-name="ro1">
          <table:table-cell office:value-type="string" calcext:value-type="string">
            <text:p>20.4288</text:p>
          </table:table-cell>
          <table:table-cell office:value-type="string" calcext:value-type="string">
            <text:p>68.255</text:p>
          </table:table-cell>
          <table:table-cell office:value-type="string" calcext:value-type="string">
            <text:p>8.3933</text:p>
          </table:table-cell>
          <table:table-cell office:value-type="string" calcext:value-type="string">
            <text:p>171.677</text:p>
          </table:table-cell>
          <table:table-cell office:value-type="string" calcext:value-type="string">
            <text:p>27.7041</text:p>
          </table:table-cell>
          <table:table-cell office:value-type="string" calcext:value-type="string">
            <text:p>0.96289</text:p>
          </table:table-cell>
        </table:table-row>
        <table:table-row table:style-name="ro1">
          <table:table-cell office:value-type="string" calcext:value-type="string">
            <text:p>21.3183</text:p>
          </table:table-cell>
          <table:table-cell office:value-type="string" calcext:value-type="string">
            <text:p>68.1168</text:p>
          </table:table-cell>
          <table:table-cell office:value-type="string" calcext:value-type="string">
            <text:p>8.3375</text:p>
          </table:table-cell>
          <table:table-cell office:value-type="string" calcext:value-type="string">
            <text:p>178.05</text:p>
          </table:table-cell>
          <table:table-cell office:value-type="string" calcext:value-type="string">
            <text:p>27.7981</text:p>
          </table:table-cell>
          <table:table-cell office:value-type="string" calcext:value-type="string">
            <text:p>0.97886</text:p>
          </table:table-cell>
        </table:table-row>
        <table:table-row table:style-name="ro1">
          <table:table-cell office:value-type="string" calcext:value-type="string">
            <text:p>21.7088</text:p>
          </table:table-cell>
          <table:table-cell office:value-type="string" calcext:value-type="string">
            <text:p>68.0629</text:p>
          </table:table-cell>
          <table:table-cell office:value-type="string" calcext:value-type="string">
            <text:p>8.3204</text:p>
          </table:table-cell>
          <table:table-cell office:value-type="string" calcext:value-type="string">
            <text:p>180.99</text:p>
          </table:table-cell>
          <table:table-cell office:value-type="string" calcext:value-type="string">
            <text:p>27.8306</text:p>
          </table:table-cell>
          <table:table-cell office:value-type="string" calcext:value-type="string">
            <text:p>0.98598</text:p>
          </table:table-cell>
        </table:table-row>
        <table:table-row table:style-name="ro1">
          <table:table-cell office:value-type="string" calcext:value-type="string">
            <text:p>22.5384</text:p>
          </table:table-cell>
          <table:table-cell office:value-type="string" calcext:value-type="string">
            <text:p>67.9284</text:p>
          </table:table-cell>
          <table:table-cell office:value-type="string" calcext:value-type="string">
            <text:p>8.1971</text:p>
          </table:table-cell>
          <table:table-cell office:value-type="string" calcext:value-type="string">
            <text:p>185.21</text:p>
          </table:table-cell>
          <table:table-cell office:value-type="string" calcext:value-type="string">
            <text:p>28.1411</text:p>
          </table:table-cell>
          <table:table-cell office:value-type="string" calcext:value-type="string">
            <text:p>0.99502</text:p>
          </table:table-cell>
        </table:table-row>
      </table:table>
      <table:table table:name="Hoja2" table:style-name="ta1">
        <table:shapes>
          <draw:frame draw:z-index="0" draw:style-name="gr1" draw:text-style-name="P1" svg:width="15.999cm" svg:height="8.999cm" svg:x="4.616cm" svg:y="0.1cm">
            <draw:object draw:notify-on-update-of-ranges="Hoja2.A1:Hoja2.A1 Hoja2.A2:Hoja2.A25 Hoja2.B1:Hoja2.B1 Hoja2.B2:Hoja2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Jdi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beta</text:p>
          </table:table-cell>
        </table:table-row>
        <table:table-row table:style-name="ro1">
          <table:table-cell office:value-type="float" office:value="7.0613" calcext:value-type="float">
            <text:p>7,0613</text:p>
          </table:table-cell>
          <table:table-cell office:value-type="float" office:value="85.6496" calcext:value-type="float">
            <text:p>85,6496</text:p>
          </table:table-cell>
          <table:table-cell office:value-type="float" office:value="11.2917" calcext:value-type="float">
            <text:p>11,2917</text:p>
          </table:table-cell>
          <table:table-cell office:value-type="float" office:value="58.8168" calcext:value-type="float">
            <text:p>58,8168</text:p>
          </table:table-cell>
          <table:table-cell office:value-type="float" office:value="29.4846" calcext:value-type="float">
            <text:p>29,4846</text:p>
          </table:table-cell>
          <table:table-cell office:value-type="float" office:value="0.42652" calcext:value-type="float">
            <text:p>0,42652</text:p>
          </table:table-cell>
        </table:table-row>
        <table:table-row table:style-name="ro1">
          <table:table-cell office:value-type="float" office:value="7.5506" calcext:value-type="float">
            <text:p>7,5506</text:p>
          </table:table-cell>
          <table:table-cell office:value-type="float" office:value="75.7283" calcext:value-type="float">
            <text:p>75,7283</text:p>
          </table:table-cell>
          <table:table-cell office:value-type="float" office:value="11.1552" calcext:value-type="float">
            <text:p>11,1552</text:p>
          </table:table-cell>
          <table:table-cell office:value-type="float" office:value="76.5222" calcext:value-type="float">
            <text:p>76,5222</text:p>
          </table:table-cell>
          <table:table-cell office:value-type="float" office:value="25.5479" calcext:value-type="float">
            <text:p>25,5479</text:p>
          </table:table-cell>
          <table:table-cell office:value-type="float" office:value="0.47543" calcext:value-type="float">
            <text:p>0,47543</text:p>
          </table:table-cell>
        </table:table-row>
        <table:table-row table:style-name="ro1">
          <table:table-cell office:value-type="float" office:value="8.1825" calcext:value-type="float">
            <text:p>8,1825</text:p>
          </table:table-cell>
          <table:table-cell office:value-type="float" office:value="74.0436" calcext:value-type="float">
            <text:p>74,0436</text:p>
          </table:table-cell>
          <table:table-cell office:value-type="float" office:value="10.7663" calcext:value-type="float">
            <text:p>10,7663</text:p>
          </table:table-cell>
          <table:table-cell office:value-type="float" office:value="82.9611" calcext:value-type="float">
            <text:p>82,9611</text:p>
          </table:table-cell>
          <table:table-cell office:value-type="float" office:value="26.0157" calcext:value-type="float">
            <text:p>26,0157</text:p>
          </table:table-cell>
          <table:table-cell office:value-type="float" office:value="0.54576" calcext:value-type="float">
            <text:p>0,54576</text:p>
          </table:table-cell>
        </table:table-row>
        <table:table-row table:style-name="ro1">
          <table:table-cell office:value-type="float" office:value="8.8602" calcext:value-type="float">
            <text:p>8,8602</text:p>
          </table:table-cell>
          <table:table-cell office:value-type="float" office:value="72.7971" calcext:value-type="float">
            <text:p>72,7971</text:p>
          </table:table-cell>
          <table:table-cell office:value-type="float" office:value="10.3919" calcext:value-type="float">
            <text:p>10,3919</text:p>
          </table:table-cell>
          <table:table-cell office:value-type="float" office:value="89.8245" calcext:value-type="float">
            <text:p>89,8245</text:p>
          </table:table-cell>
          <table:table-cell office:value-type="float" office:value="26.324" calcext:value-type="float">
            <text:p>26,324</text:p>
          </table:table-cell>
          <table:table-cell office:value-type="float" office:value="0.60754" calcext:value-type="float">
            <text:p>0,60754</text:p>
          </table:table-cell>
        </table:table-row>
        <table:table-row table:style-name="ro1">
          <table:table-cell office:value-type="float" office:value="9.277" calcext:value-type="float">
            <text:p>9,277</text:p>
          </table:table-cell>
          <table:table-cell office:value-type="float" office:value="72.2495" calcext:value-type="float">
            <text:p>72,2495</text:p>
          </table:table-cell>
          <table:table-cell office:value-type="float" office:value="10.1864" calcext:value-type="float">
            <text:p>10,1864</text:p>
          </table:table-cell>
          <table:table-cell office:value-type="float" office:value="93.4577" calcext:value-type="float">
            <text:p>93,4577</text:p>
          </table:table-cell>
          <table:table-cell office:value-type="float" office:value="26.447" calcext:value-type="float">
            <text:p>26,447</text:p>
          </table:table-cell>
          <table:table-cell office:value-type="float" office:value="0.637" calcext:value-type="float">
            <text:p>0,637</text:p>
          </table:table-cell>
        </table:table-row>
        <table:table-row table:style-name="ro1">
          <table:table-cell office:value-type="float" office:value="10.205" calcext:value-type="float">
            <text:p>10,205</text:p>
          </table:table-cell>
          <table:table-cell office:value-type="float" office:value="71.4595" calcext:value-type="float">
            <text:p>71,4595</text:p>
          </table:table-cell>
          <table:table-cell office:value-type="float" office:value="9.8893" calcext:value-type="float">
            <text:p>9,8893</text:p>
          </table:table-cell>
          <table:table-cell office:value-type="float" office:value="100.7" calcext:value-type="float">
            <text:p>100,7</text:p>
          </table:table-cell>
          <table:table-cell office:value-type="float" office:value="26.4958" calcext:value-type="float">
            <text:p>26,4958</text:p>
          </table:table-cell>
          <table:table-cell office:value-type="float" office:value="0.68574" calcext:value-type="float">
            <text:p>0,68574</text:p>
          </table:table-cell>
        </table:table-row>
        <table:table-row table:style-name="ro1">
          <table:table-cell office:value-type="float" office:value="10.5014" calcext:value-type="float">
            <text:p>10,5014</text:p>
          </table:table-cell>
          <table:table-cell office:value-type="float" office:value="71.2575" calcext:value-type="float">
            <text:p>71,2575</text:p>
          </table:table-cell>
          <table:table-cell office:value-type="float" office:value="9.8075" calcext:value-type="float">
            <text:p>9,8075</text:p>
          </table:table-cell>
          <table:table-cell office:value-type="float" office:value="102.9" calcext:value-type="float">
            <text:p>102,9</text:p>
          </table:table-cell>
          <table:table-cell office:value-type="float" office:value="26.5388" calcext:value-type="float">
            <text:p>26,5388</text:p>
          </table:table-cell>
          <table:table-cell office:value-type="float" office:value="0.69958" calcext:value-type="float">
            <text:p>0,69958</text:p>
          </table:table-cell>
        </table:table-row>
        <table:table-row table:style-name="ro1">
          <table:table-cell office:value-type="float" office:value="11.1799" calcext:value-type="float">
            <text:p>11,1799</text:p>
          </table:table-cell>
          <table:table-cell office:value-type="float" office:value="70.8666" calcext:value-type="float">
            <text:p>70,8666</text:p>
          </table:table-cell>
          <table:table-cell office:value-type="float" office:value="9.6473" calcext:value-type="float">
            <text:p>9,6473</text:p>
          </table:table-cell>
          <table:table-cell office:value-type="float" office:value="107.85" calcext:value-type="float">
            <text:p>107,85</text:p>
          </table:table-cell>
          <table:table-cell office:value-type="float" office:value="26.5711" calcext:value-type="float">
            <text:p>26,5711</text:p>
          </table:table-cell>
          <table:table-cell office:value-type="float" office:value="0.72785" calcext:value-type="float">
            <text:p>0,72785</text:p>
          </table:table-cell>
        </table:table-row>
        <table:table-row table:style-name="ro1">
          <table:table-cell office:value-type="float" office:value="11.5016" calcext:value-type="float">
            <text:p>11,5016</text:p>
          </table:table-cell>
          <table:table-cell office:value-type="float" office:value="70.7118" calcext:value-type="float">
            <text:p>70,7118</text:p>
          </table:table-cell>
          <table:table-cell office:value-type="float" office:value="9.5932" calcext:value-type="float">
            <text:p>9,5932</text:p>
          </table:table-cell>
          <table:table-cell office:value-type="float" office:value="110.3368" calcext:value-type="float">
            <text:p>110,3368</text:p>
          </table:table-cell>
          <table:table-cell office:value-type="float" office:value="26.5956" calcext:value-type="float">
            <text:p>26,5956</text:p>
          </table:table-cell>
          <table:table-cell office:value-type="float" office:value="0.74198" calcext:value-type="float">
            <text:p>0,74198</text:p>
          </table:table-cell>
        </table:table-row>
        <table:table-row table:style-name="ro1">
          <table:table-cell office:value-type="float" office:value="12.0675" calcext:value-type="float">
            <text:p>12,0675</text:p>
          </table:table-cell>
          <table:table-cell office:value-type="float" office:value="70.4546" calcext:value-type="float">
            <text:p>70,4546</text:p>
          </table:table-cell>
          <table:table-cell office:value-type="float" office:value="9.4855" calcext:value-type="float">
            <text:p>9,4855</text:p>
          </table:table-cell>
          <table:table-cell office:value-type="float" office:value="114.467" calcext:value-type="float">
            <text:p>114,467</text:p>
          </table:table-cell>
          <table:table-cell office:value-type="float" office:value="26.6338" calcext:value-type="float">
            <text:p>26,6338</text:p>
          </table:table-cell>
          <table:table-cell office:value-type="float" office:value="0.76153" calcext:value-type="float">
            <text:p>0,76153</text:p>
          </table:table-cell>
        </table:table-row>
        <table:table-row table:style-name="ro1">
          <table:table-cell office:value-type="float" office:value="12.6509" calcext:value-type="float">
            <text:p>12,6509</text:p>
          </table:table-cell>
          <table:table-cell office:value-type="float" office:value="70.2211" calcext:value-type="float">
            <text:p>70,2211</text:p>
          </table:table-cell>
          <table:table-cell office:value-type="float" office:value="9.3776" calcext:value-type="float">
            <text:p>9,3776</text:p>
          </table:table-cell>
          <table:table-cell office:value-type="float" office:value="118.6355" calcext:value-type="float">
            <text:p>118,6355</text:p>
          </table:table-cell>
          <table:table-cell office:value-type="float" office:value="26.6308" calcext:value-type="float">
            <text:p>26,6308</text:p>
          </table:table-cell>
          <table:table-cell office:value-type="float" office:value="0.78036" calcext:value-type="float">
            <text:p>0,78036</text:p>
          </table:table-cell>
        </table:table-row>
        <table:table-row table:style-name="ro1">
          <table:table-cell office:value-type="float" office:value="13.375" calcext:value-type="float">
            <text:p>13,375</text:p>
          </table:table-cell>
          <table:table-cell office:value-type="float" office:value="69.9623" calcext:value-type="float">
            <text:p>69,9623</text:p>
          </table:table-cell>
          <table:table-cell office:value-type="float" office:value="9.2602" calcext:value-type="float">
            <text:p>9,2602</text:p>
          </table:table-cell>
          <table:table-cell office:value-type="float" office:value="123.85" calcext:value-type="float">
            <text:p>123,85</text:p>
          </table:table-cell>
          <table:table-cell office:value-type="float" office:value="26.6763" calcext:value-type="float">
            <text:p>26,6763</text:p>
          </table:table-cell>
          <table:table-cell office:value-type="float" office:value="0.80231" calcext:value-type="float">
            <text:p>0,80231</text:p>
          </table:table-cell>
        </table:table-row>
        <table:table-row table:style-name="ro1">
          <table:table-cell table:style-name="ce1" office:value-type="float" office:value="14.0576" calcext:value-type="float">
            <text:p>14,0576</text:p>
          </table:table-cell>
          <table:table-cell office:value-type="float" office:value="69.7346" calcext:value-type="float">
            <text:p>69,7346</text:p>
          </table:table-cell>
          <table:table-cell office:value-type="float" office:value="9.1463" calcext:value-type="float">
            <text:p>9,1463</text:p>
          </table:table-cell>
          <table:table-cell office:value-type="float" office:value="128.57" calcext:value-type="float">
            <text:p>128,57</text:p>
          </table:table-cell>
          <table:table-cell office:value-type="float" office:value="26.7416" calcext:value-type="float">
            <text:p>26,7416</text:p>
          </table:table-cell>
          <table:table-cell office:value-type="float" office:value="0.82163" calcext:value-type="float">
            <text:p>0,82163</text:p>
          </table:table-cell>
        </table:table-row>
        <table:table-row table:style-name="ro1">
          <table:table-cell office:value-type="float" office:value="14.5409" calcext:value-type="float">
            <text:p>14,5409</text:p>
          </table:table-cell>
          <table:table-cell office:value-type="float" office:value="69.586" calcext:value-type="float">
            <text:p>69,586</text:p>
          </table:table-cell>
          <table:table-cell office:value-type="float" office:value="9.0729" calcext:value-type="float">
            <text:p>9,0729</text:p>
          </table:table-cell>
          <table:table-cell office:value-type="float" office:value="131.932" calcext:value-type="float">
            <text:p>131,932</text:p>
          </table:table-cell>
          <table:table-cell office:value-type="float" office:value="26.7801" calcext:value-type="float">
            <text:p>26,7801</text:p>
          </table:table-cell>
          <table:table-cell office:value-type="float" office:value="0.83576" calcext:value-type="float">
            <text:p>0,83576</text:p>
          </table:table-cell>
        </table:table-row>
        <table:table-row table:style-name="ro1">
          <table:table-cell office:value-type="float" office:value="15.4343" calcext:value-type="float">
            <text:p>15,4343</text:p>
          </table:table-cell>
          <table:table-cell office:value-type="float" office:value="69.3318" calcext:value-type="float">
            <text:p>69,3318</text:p>
          </table:table-cell>
          <table:table-cell office:value-type="float" office:value="8.9511" calcext:value-type="float">
            <text:p>8,9511</text:p>
          </table:table-cell>
          <table:table-cell office:value-type="float" office:value="138.16" calcext:value-type="float">
            <text:p>138,16</text:p>
          </table:table-cell>
          <table:table-cell office:value-type="float" office:value="26.8913" calcext:value-type="float">
            <text:p>26,8913</text:p>
          </table:table-cell>
          <table:table-cell office:value-type="float" office:value="0.85958" calcext:value-type="float">
            <text:p>0,85958</text:p>
          </table:table-cell>
        </table:table-row>
        <table:table-row table:style-name="ro1">
          <table:table-cell office:value-type="float" office:value="16.3683" calcext:value-type="float">
            <text:p>16,3683</text:p>
          </table:table-cell>
          <table:table-cell office:value-type="float" office:value="69.0865" calcext:value-type="float">
            <text:p>69,0865</text:p>
          </table:table-cell>
          <table:table-cell office:value-type="float" office:value="8.8269" calcext:value-type="float">
            <text:p>8,8269</text:p>
          </table:table-cell>
          <table:table-cell office:value-type="float" office:value="144.5" calcext:value-type="float">
            <text:p>144,5</text:p>
          </table:table-cell>
          <table:table-cell office:value-type="float" office:value="27.0603" calcext:value-type="float">
            <text:p>27,0603</text:p>
          </table:table-cell>
          <table:table-cell office:value-type="float" office:value="0.88185" calcext:value-type="float">
            <text:p>0,88185</text:p>
          </table:table-cell>
        </table:table-row>
        <table:table-row table:style-name="ro1">
          <table:table-cell office:value-type="float" office:value="17.8959" calcext:value-type="float">
            <text:p>17,8959</text:p>
          </table:table-cell>
          <table:table-cell office:value-type="float" office:value="68.7351" calcext:value-type="float">
            <text:p>68,7351</text:p>
          </table:table-cell>
          <table:table-cell office:value-type="float" office:value="8.6408" calcext:value-type="float">
            <text:p>8,6408</text:p>
          </table:table-cell>
          <table:table-cell office:value-type="float" office:value="154.69" calcext:value-type="float">
            <text:p>154,69</text:p>
          </table:table-cell>
          <table:table-cell office:value-type="float" office:value="27.2403" calcext:value-type="float">
            <text:p>27,2403</text:p>
          </table:table-cell>
          <table:table-cell office:value-type="float" office:value="0.91572" calcext:value-type="float">
            <text:p>0,91572</text:p>
          </table:table-cell>
        </table:table-row>
        <table:table-row table:style-name="ro1">
          <table:table-cell office:value-type="float" office:value="18.6397" calcext:value-type="float">
            <text:p>18,6397</text:p>
          </table:table-cell>
          <table:table-cell office:value-type="float" office:value="68.5816" calcext:value-type="float">
            <text:p>68,5816</text:p>
          </table:table-cell>
          <table:table-cell office:value-type="float" office:value="8.5624" calcext:value-type="float">
            <text:p>8,5624</text:p>
          </table:table-cell>
          <table:table-cell office:value-type="float" office:value="159.69" calcext:value-type="float">
            <text:p>159,69</text:p>
          </table:table-cell>
          <table:table-cell office:value-type="float" office:value="27.3949" calcext:value-type="float">
            <text:p>27,3949</text:p>
          </table:table-cell>
          <table:table-cell office:value-type="float" office:value="0.93038" calcext:value-type="float">
            <text:p>0,93038</text:p>
          </table:table-cell>
        </table:table-row>
        <table:table-row table:style-name="ro1">
          <table:table-cell office:value-type="float" office:value="19.3279" calcext:value-type="float">
            <text:p>19,3279</text:p>
          </table:table-cell>
          <table:table-cell office:value-type="float" office:value="68.4561" calcext:value-type="float">
            <text:p>68,4561</text:p>
          </table:table-cell>
          <table:table-cell office:value-type="float" office:value="8.5151" calcext:value-type="float">
            <text:p>8,5151</text:p>
          </table:table-cell>
          <table:table-cell office:value-type="float" office:value="164.7" calcext:value-type="float">
            <text:p>164,7</text:p>
          </table:table-cell>
          <table:table-cell office:value-type="float" office:value="27.4911" calcext:value-type="float">
            <text:p>27,4911</text:p>
          </table:table-cell>
          <table:table-cell office:value-type="float" office:value="0.94443" calcext:value-type="float">
            <text:p>0,94443</text:p>
          </table:table-cell>
        </table:table-row>
        <table:table-row table:style-name="ro1">
          <table:table-cell office:value-type="float" office:value="19.9854" calcext:value-type="float">
            <text:p>19,9854</text:p>
          </table:table-cell>
          <table:table-cell office:value-type="float" office:value="68.3428" calcext:value-type="float">
            <text:p>68,3428</text:p>
          </table:table-cell>
          <table:table-cell office:value-type="float" office:value="8.4686" calcext:value-type="float">
            <text:p>8,4686</text:p>
          </table:table-cell>
          <table:table-cell office:value-type="float" office:value="169.43" calcext:value-type="float">
            <text:p>169,43</text:p>
          </table:table-cell>
          <table:table-cell office:value-type="float" office:value="27.5751" calcext:value-type="float">
            <text:p>27,5751</text:p>
          </table:table-cell>
          <table:table-cell office:value-type="float" office:value="0.95703" calcext:value-type="float">
            <text:p>0,95703</text:p>
          </table:table-cell>
        </table:table-row>
        <table:table-row table:style-name="ro1">
          <table:table-cell office:value-type="float" office:value="20.4288" calcext:value-type="float">
            <text:p>20,4288</text:p>
          </table:table-cell>
          <table:table-cell office:value-type="float" office:value="68.255" calcext:value-type="float">
            <text:p>68,255</text:p>
          </table:table-cell>
          <table:table-cell office:value-type="float" office:value="8.3933" calcext:value-type="float">
            <text:p>8,3933</text:p>
          </table:table-cell>
          <table:table-cell office:value-type="float" office:value="171.677" calcext:value-type="float">
            <text:p>171,677</text:p>
          </table:table-cell>
          <table:table-cell office:value-type="float" office:value="27.7041" calcext:value-type="float">
            <text:p>27,7041</text:p>
          </table:table-cell>
          <table:table-cell office:value-type="float" office:value="0.96289" calcext:value-type="float">
            <text:p>0,96289</text:p>
          </table:table-cell>
        </table:table-row>
        <table:table-row table:style-name="ro1">
          <table:table-cell office:value-type="float" office:value="21.3183" calcext:value-type="float">
            <text:p>21,3183</text:p>
          </table:table-cell>
          <table:table-cell office:value-type="float" office:value="68.1168" calcext:value-type="float">
            <text:p>68,1168</text:p>
          </table:table-cell>
          <table:table-cell office:value-type="float" office:value="8.3375" calcext:value-type="float">
            <text:p>8,3375</text:p>
          </table:table-cell>
          <table:table-cell office:value-type="float" office:value="178.05" calcext:value-type="float">
            <text:p>178,05</text:p>
          </table:table-cell>
          <table:table-cell office:value-type="float" office:value="27.7981" calcext:value-type="float">
            <text:p>27,7981</text:p>
          </table:table-cell>
          <table:table-cell office:value-type="float" office:value="0.97886" calcext:value-type="float">
            <text:p>0,97886</text:p>
          </table:table-cell>
        </table:table-row>
        <table:table-row table:style-name="ro1">
          <table:table-cell office:value-type="float" office:value="21.7088" calcext:value-type="float">
            <text:p>21,7088</text:p>
          </table:table-cell>
          <table:table-cell office:value-type="float" office:value="68.0629" calcext:value-type="float">
            <text:p>68,0629</text:p>
          </table:table-cell>
          <table:table-cell office:value-type="float" office:value="8.3204" calcext:value-type="float">
            <text:p>8,3204</text:p>
          </table:table-cell>
          <table:table-cell office:value-type="float" office:value="180.99" calcext:value-type="float">
            <text:p>180,99</text:p>
          </table:table-cell>
          <table:table-cell office:value-type="float" office:value="27.8306" calcext:value-type="float">
            <text:p>27,8306</text:p>
          </table:table-cell>
          <table:table-cell office:value-type="float" office:value="0.98598" calcext:value-type="float">
            <text:p>0,98598</text:p>
          </table:table-cell>
        </table:table-row>
        <table:table-row table:style-name="ro1">
          <table:table-cell office:value-type="float" office:value="22.5384" calcext:value-type="float">
            <text:p>22,5384</text:p>
          </table:table-cell>
          <table:table-cell office:value-type="float" office:value="67.9284" calcext:value-type="float">
            <text:p>67,9284</text:p>
          </table:table-cell>
          <table:table-cell office:value-type="float" office:value="8.1971" calcext:value-type="float">
            <text:p>8,1971</text:p>
          </table:table-cell>
          <table:table-cell office:value-type="float" office:value="185.21" calcext:value-type="float">
            <text:p>185,21</text:p>
          </table:table-cell>
          <table:table-cell office:value-type="float" office:value="28.1411" calcext:value-type="float">
            <text:p>28,1411</text:p>
          </table:table-cell>
          <table:table-cell office:value-type="float" office:value="0.99502" calcext:value-type="float">
            <text:p>0,99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6T20:42:37.045232581</meta:creation-date>
    <dc:date>2020-02-16T21:41:11.748877573</dc:date>
    <meta:editing-duration>PT38M10S</meta:editing-duration>
    <meta:editing-cycles>12</meta:editing-cycles>
    <meta:generator>LibreOffice/6.3.4.2$Linux_X86_64 LibreOffice_project/30$Build-2</meta:generator>
    <meta:document-statistic meta:table-count="2" meta:cell-count="30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65cm" svg:y="4.201cm" style:legend-expansion="high" chart:style-name="ch2"/>
        <chart:plot-area chart:style-name="ch3" table:cell-range-address="Hoja2.A1:Hoja2.B25" chart:data-source-has-labels="row" svg:x="0.32cm" svg:y="0.18cm" svg:width="13.725cm" svg:height="8.64cm">
          <chartooo:coordinate-region svg:x="0.941cm" svg:y="0.379cm" svg:width="12.91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2.B2:Hoja2.B25" chart:label-cell-address="Hoja2.B1:Hoja2.B1" chart:class="chart:scatter">
            <chart:domain table:cell-range-address="Hoja2.A2:Hoja2.A25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Jr</text:p>
                <draw:g>
                  <svg:desc>Hoja2.B1:Hoja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0613">
                <text:p>7.0613</text:p>
                <draw:g>
                  <svg:desc>Hoja2.A2:Hoja2.A25</svg:desc>
                </draw:g>
              </table:table-cell>
              <table:table-cell office:value-type="float" office:value="85.6496">
                <text:p>85.6496</text:p>
                <draw:g>
                  <svg:desc>Hoja2.B2:Hoja2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506">
                <text:p>7.5506</text:p>
              </table:table-cell>
              <table:table-cell office:value-type="float" office:value="75.7283">
                <text:p>75.72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1825">
                <text:p>8.1825</text:p>
              </table:table-cell>
              <table:table-cell office:value-type="float" office:value="74.0436">
                <text:p>74.0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8602">
                <text:p>8.8602</text:p>
              </table:table-cell>
              <table:table-cell office:value-type="float" office:value="72.7971">
                <text:p>72.7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277">
                <text:p>9.277</text:p>
              </table:table-cell>
              <table:table-cell office:value-type="float" office:value="72.2495">
                <text:p>72.2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205">
                <text:p>10.205</text:p>
              </table:table-cell>
              <table:table-cell office:value-type="float" office:value="71.4595">
                <text:p>71.45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5014">
                <text:p>10.5014</text:p>
              </table:table-cell>
              <table:table-cell office:value-type="float" office:value="71.2575">
                <text:p>71.2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1799">
                <text:p>11.1799</text:p>
              </table:table-cell>
              <table:table-cell office:value-type="float" office:value="70.8666">
                <text:p>70.86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5016">
                <text:p>11.5016</text:p>
              </table:table-cell>
              <table:table-cell office:value-type="float" office:value="70.7118">
                <text:p>70.7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0675">
                <text:p>12.0675</text:p>
              </table:table-cell>
              <table:table-cell office:value-type="float" office:value="70.4546">
                <text:p>70.4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6509">
                <text:p>12.6509</text:p>
              </table:table-cell>
              <table:table-cell office:value-type="float" office:value="70.2211">
                <text:p>70.2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375">
                <text:p>13.375</text:p>
              </table:table-cell>
              <table:table-cell office:value-type="float" office:value="69.9623">
                <text:p>69.96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0576">
                <text:p>14.0576</text:p>
              </table:table-cell>
              <table:table-cell office:value-type="float" office:value="69.7346">
                <text:p>69.73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5409">
                <text:p>14.5409</text:p>
              </table:table-cell>
              <table:table-cell office:value-type="float" office:value="69.586">
                <text:p>69.5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4343">
                <text:p>15.4343</text:p>
              </table:table-cell>
              <table:table-cell office:value-type="float" office:value="69.3318">
                <text:p>69.33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3683">
                <text:p>16.3683</text:p>
              </table:table-cell>
              <table:table-cell office:value-type="float" office:value="69.0865">
                <text:p>69.08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8959">
                <text:p>17.8959</text:p>
              </table:table-cell>
              <table:table-cell office:value-type="float" office:value="68.7351">
                <text:p>68.73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6397">
                <text:p>18.6397</text:p>
              </table:table-cell>
              <table:table-cell office:value-type="float" office:value="68.5816">
                <text:p>68.58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3279">
                <text:p>19.3279</text:p>
              </table:table-cell>
              <table:table-cell office:value-type="float" office:value="68.4561">
                <text:p>68.45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9854">
                <text:p>19.9854</text:p>
              </table:table-cell>
              <table:table-cell office:value-type="float" office:value="68.3428">
                <text:p>68.34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4288">
                <text:p>20.4288</text:p>
              </table:table-cell>
              <table:table-cell office:value-type="float" office:value="68.255">
                <text:p>68.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3183">
                <text:p>21.3183</text:p>
              </table:table-cell>
              <table:table-cell office:value-type="float" office:value="68.1168">
                <text:p>68.11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7088">
                <text:p>21.7088</text:p>
              </table:table-cell>
              <table:table-cell office:value-type="float" office:value="68.0629">
                <text:p>68.06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5384">
                <text:p>22.5384</text:p>
              </table:table-cell>
              <table:table-cell office:value-type="float" office:value="67.9284">
                <text:p>67.92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